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-asian="Calibri" style:font-name-complex="Calibri" style:use-window-font-color="true" fo:font-size="18pt" style:font-size-asian="18pt"/>
    </style:style>
    <style:style style:name="P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8pt" style:font-size-asian="18pt"/>
    </style:style>
    <style:style style:name="P3" style:parent-style-name="Standard" style:family="paragraph">
      <style:paragraph-properties fo:text-align="center"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/>
    </style:style>
    <style:style style:name="P15" style:parent-style-name="Standard" style:family="paragraph">
      <style:paragraph-properties fo:margin-bottom="0.1388in"/>
    </style:style>
    <style:style style:name="P16" style:parent-style-name="Standard" style:family="paragraph">
      <style:paragraph-properties fo:margin-bottom="0.1388in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.Madan Kumar</text:p>
      <text:p text:style-name="P2">192111559</text:p>
      <text:p text:style-name="P3">Computer networks</text:p>
      <text:p text:style-name="P4">Experiment(6):-</text:p>
      <text:p text:style-name="P5">Aim:-</text:p>
      <text:p text:style-name="P6">Data link layer traffic simulation(LLDP).</text:p>
      <text:p text:style-name="P7">Software requirements:-</text:p>
      <text:p text:style-name="P8">switches,router.</text:p>
      <text:p text:style-name="P9">steps:-</text:p>
      <text:p text:style-name="P10">step1:-lets take router and two switches.</text:p>
      <text:p text:style-name="P11">step2:-connect all switches to the router and switches.</text:p>
      <text:p text:style-name="P12">step3:-give an unique ip adress to the router</text:p>
      <text:p text:style-name="P13">step4:-go to switches and type the commands to connect all switches correctly.</text:p>
      <text:p text:style-name="P14"><draw:frame draw:z-index="251658240" draw:id="id0" draw:style-name="a0" draw:name="1" text:anchor-type="as-char" svg:x="0in" svg:y="0in" svg:width="6in" svg:height="3.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5"><draw:frame draw:z-index="251658240" draw:id="id1" draw:style-name="a1" draw:name="2" text:anchor-type="as-char" svg:x="0in" svg:y="0in" svg:width="6in" svg:height="3.3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dan kumar</dc:creator>
    <meta:creation-date>2022-09-28T07:47:00Z</meta:creation-date>
    <dc:date>2022-09-28T07:48:00Z</dc:date>
    <meta:template xlink:href="Normal" xlink:type="simple"/>
    <meta:editing-cycles>2</meta:editing-cycles>
    <meta:editing-duration>PT60S</meta:editing-duration>
    <meta:document-statistic meta:page-count="2" meta:paragraph-count="1" meta:word-count="64" meta:character-count="433" meta:row-count="3" meta:non-whitespace-character-count="370"/>
  </office:meta>
</office:document-meta>
</file>